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351400009698000054ABF11AC20D.svg" manifest:media-type=""/>
  <manifest:file-entry manifest:full-path="Pictures/TablePreview1.svm" manifest:media-type=""/>
  <manifest:file-entry manifest:full-path="Pictures/10000201000003AF000002128B963A4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notes">
      <style:graphic-properties draw:fill-color="#ffffff" fo:min-height="14cm"/>
    </style:style>
    <style:style style:name="co1" style:family="table-column">
      <style:table-column-properties style:column-width="4.513cm" style:use-optimal-column-width="false"/>
    </style:style>
    <style:style style:name="co2" style:family="table-column">
      <style:table-column-properties style:column-width="13.548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JellyFish Techonologie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Introduction of HTML CSS Jquery and grails View component. </text:p>
                <text:p><text:line-break/><text:line-break/>Persented by: Neeraj Bhatt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HTML/CSS Basic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tml is use to show content on the browser while css is use to decoration purpose of the web page. <text:s/></text:p>
              </text:list-header>
              <text:list-item>
                <text:p>There are many html tags, like &lt;div&gt;, &lt;br/&gt;,&lt;p&gt; etc.</text:p>
              </text:list-item>
              <text:list-item>
                <text:p>CSS is used to statically convert default property of the HTML <text:s/>element. </text:p>
              </text:list-item>
              <text:list-item>
                <text:p>To convert an html element property we have select that element. In css there are 4 kind of the selector which is use to convert default property of the html element. </text:p>
                <text:p/>
                <text:p><text:line-break/></text:p>
                <text:p/>
              </text:list-item>
            </text:list>
          </draw:text-box>
        </draw:frame>
        <draw:frame draw:style-name="gr2" draw:layer="layout" svg:width="0.82cm" svg:height="0.962cm" svg:x="9.8cm" svg:y="18.2cm">
          <draw:text-box>
            <text:p>c</text:p>
          </draw:text-box>
        </draw:frame>
        <draw:frame draw:style-name="standard" draw:layer="layout" svg:width="22.573cm" svg:height="7.703cm" svg:x="3.713cm" svg:y="13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Select name</text:p>
              </table:table-cell>
              <table:table-cell>
                <text:p>Selector symbol</text:p>
              </table:table-cell>
              <table:table-cell>
                <text:p>Example</text:p>
              </table:table-cell>
            </table:table-row>
            <table:table-row table:style-name="ro1" table:default-cell-style-name="ce1">
              <table:table-cell>
                <text:p>Tag</text:p>
              </table:table-cell>
              <table:table-cell>
                <text:p>Use tag as selector</text:p>
              </table:table-cell>
              <table:table-cell>
                <text:p><text:s text:c="2"/>div {}</text:p>
              </table:table-cell>
            </table:table-row>
            <table:table-row table:style-name="ro1" table:default-cell-style-name="ce1">
              <table:table-cell>
                <text:p>Id</text:p>
              </table:table-cell>
              <table:table-cell>
                <text:p>#</text:p>
              </table:table-cell>
              <table:table-cell>
                <text:p>#menu{}</text:p>
              </table:table-cell>
            </table:table-row>
            <table:table-row table:style-name="ro1" table:default-cell-style-name="ce1">
              <table:table-cell>
                <text:p>Class</text:p>
              </table:table-cell>
              <table:table-cell>
                <text:p>.</text:p>
              </table:table-cell>
              <table:table-cell>
                <text:p>.row{}</text:p>
              </table:table-cell>
            </table:table-row>
            <table:table-row table:style-name="ro1" table:default-cell-style-name="ce1">
              <table:table-cell>
                <text:p>Combination of above selector</text:p>
              </table:table-cell>
              <table:table-cell>
                <text:p>#menu .row </text:p>
              </table:table-cell>
              <table:table-cell>
                <text:p>#menu .row {</text:p>
                <text:p>}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CSS continue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Css is used in three way on the page </text:p>
                <text:p>By inline </text:p>
                <text:p>By internal css</text:p>
                <text:p>By external c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how Example 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<text:s/>jQuery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What is Java script?</text:p>
              </text:list-header>
              <text:list-item>
                <text:p>Java script is used to dynamically convert propery of the html elements.</text:p>
                <text:p/>
              </text:list-item>
              <text:list-item>
                <text:p>What is Jquery</text:p>
                <text:p>Jquery is extented version of the javascript comes with lot of commonly used method like hide(),show(), css(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Jquery continue...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Jquery also use css selector to select an html element <text:s/>which propery it want to change. </text:p>
                <text:p>Way to select an html element via jquery</text:p>
                <text:p>$(css selector), jQuery(css selector)</text:p>
                <text:p>For example</text:p>
              </text:list-header>
              <text:list-item>
                <text:p>$(“#menu”).hide(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Jquery continue...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<text:s/><text:span text:style-name="T1">document.ready</text:span>: This is very import block which <text:s/>used commonly in a web application.</text:p>
                <text:p>The code inside this block will call automatically the page load.</text:p>
                <text:p>Example code: $(documnt).ready(function(){</text:p>
                <text:p>});</text:p>
                <text:p>$(function(){</text:p>
                <text:p>}); <text:s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Jquery continue..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Common and useful jquery methods</text:p>
                <text:p>hide, show, parent, next, find, html, val, text, append, prepand, css, addClass, removeClass,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Grails View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In MVC design pattarn V stand for views and because grails follows spring MVC design pattarn so we have to know this component of the MVC. </text:p>
                <text:p>In any applicaiton View is used to show the data which you get from the database of any other source. <text:s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Grails Tag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Grails come with some inbuild tag with g namespace.</text:p>
                <text:p>Example: &lt;g:link controller=”” action=””&gt;&lt;/g:link&gt;</text:p>
              </text:list-header>
              <text:list-item>
                <text:p>&lt;g:if&gt; &lt;g:each&gt;</text:p>
              </text:list-item>
              <text:list-item>
                <text:p>Form tag: &lt;g:form&gt;, &lt;g:textField&gt;</text:p>
              </text:list-item>
              <text:list-item>
                <text:p>&lt;g:select&gt;&lt;g:checkbox&gt;&lt;g:radioGroup&gt;&lt;g:actionSubmit&gt;, &lt;g:remoteLink&gt;,&lt;g:formRemote&gt;, &lt;g:remoteSubmit&gt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Custom Tag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Simple Tags</text:p>
              </text:list-item>
              <text:list-item>
                <text:p>Logical Tags</text:p>
              </text:list-item>
              <text:list-item>
                <text:p>Iterative Tags<text:line-break/><text:line-break/>Examp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Layouts and Template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Layout is used to make framework of the page design.</text:p>
                <text:p>While template is use to remove the duplicate code of the page. For convention template name are start from _(underscore). </text:p>
              </text:list-header>
              <text:list-item>
                <text:p>Example for both of them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0201000003AF000002128B963A4C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eraj </meta:initial-creator>
    <meta:creation-date>2014-10-26T15:02:21.197332247</meta:creation-date>
    <dc:date>2014-10-26T23:22:41.661859281</dc:date>
    <dc:creator>neeraj </dc:creator>
    <meta:editing-duration>PT45M18S</meta:editing-duration>
    <meta:editing-cycles>19</meta:editing-cycles>
    <meta:generator>LibreOffice/4.1.3.2$Linux_X86_64 LibreOffice_project/410m0$Build-2</meta:generator>
    <meta:document-statistic meta:object-count="83"/>
  </office:meta>
</office:document-meta>
</file>